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206de" officeooo:paragraph-rsid="001206de"/>
    </style:style>
    <style:style style:name="P2" style:family="paragraph" style:parent-style-name="Standard">
      <style:text-properties officeooo:rsid="001206de" officeooo:paragraph-rsid="0015f7b5"/>
    </style:style>
    <style:style style:name="P3" style:family="paragraph" style:parent-style-name="Standard">
      <style:text-properties officeooo:rsid="00131e94" officeooo:paragraph-rsid="00131e94"/>
    </style:style>
    <style:style style:name="P4" style:family="paragraph" style:parent-style-name="Standard">
      <style:text-properties officeooo:rsid="001378c0" officeooo:paragraph-rsid="001206de"/>
    </style:style>
    <style:style style:name="P5" style:family="paragraph" style:parent-style-name="Standard">
      <style:text-properties officeooo:rsid="001378c0" officeooo:paragraph-rsid="001378c0"/>
    </style:style>
    <style:style style:name="P6" style:family="paragraph" style:parent-style-name="Standard">
      <style:text-properties officeooo:rsid="001378c0" officeooo:paragraph-rsid="0015f7b5"/>
    </style:style>
    <style:style style:name="P7" style:family="paragraph" style:parent-style-name="Standard">
      <style:text-properties fo:font-weight="bold" officeooo:rsid="001378c0" officeooo:paragraph-rsid="001378c0" style:font-weight-asian="bold" style:font-weight-complex="bold"/>
    </style:style>
    <style:style style:name="P8" style:family="paragraph" style:parent-style-name="Standard">
      <style:text-properties fo:font-weight="bold" officeooo:rsid="001ad86c" officeooo:paragraph-rsid="001ad86c" style:font-weight-asian="bold" style:font-weight-complex="bold"/>
    </style:style>
    <style:style style:name="P9" style:family="paragraph" style:parent-style-name="Standard">
      <style:text-properties officeooo:rsid="0015f7b5" officeooo:paragraph-rsid="0015f7b5"/>
    </style:style>
    <style:style style:name="P10" style:family="paragraph" style:parent-style-name="Standard">
      <style:text-properties fo:font-style="italic" officeooo:rsid="00131e94" officeooo:paragraph-rsid="00131e94" style:font-style-asian="italic" style:font-style-complex="italic"/>
    </style:style>
    <style:style style:name="P11" style:family="paragraph" style:parent-style-name="Standard">
      <style:text-properties officeooo:rsid="00192cfe" officeooo:paragraph-rsid="001206de"/>
    </style:style>
    <style:style style:name="P12" style:family="paragraph" style:parent-style-name="Standard">
      <style:text-properties officeooo:rsid="001c5728" officeooo:paragraph-rsid="001c5728"/>
    </style:style>
    <style:style style:name="P13" style:family="paragraph" style:parent-style-name="Standard">
      <style:text-properties officeooo:rsid="001206de" officeooo:paragraph-rsid="0015f7b5"/>
    </style:style>
    <style:style style:name="T1" style:family="text">
      <style:text-properties officeooo:rsid="00131e9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78c0"/>
    </style:style>
    <style:style style:name="T4" style:family="text">
      <style:text-properties officeooo:rsid="0015f7b5"/>
    </style:style>
    <style:style style:name="T5" style:family="text">
      <style:text-properties officeooo:rsid="001ad8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8">Description</text:p>
      <text:p text:style-name="P8"/>
      <text:p text:style-name="P3">Resource allocation is a very tedious and important task. The changing dynamics of multi-project environments call for quicker actions when resource allocation is required. Failure to do so can impact the project deadlines. <text:span text:style-name="T5">This is</text:span> <text:span text:style-name="T5">a suportive tool which answears a simple question<text:line-break/> “Who is more suitable to take the x task ?”</text:span></text:p>
      <text:p text:style-name="P3"/>
      <text:p text:style-name="P3"/>
      <text:p text:style-name="P7">Data</text:p>
      <text:p text:style-name="P7"/>
      <text:p text:style-name="P3">For pdf data extraction i use Python API <text:span text:style-name="T2">pdfreader.</text:span></text:p>
      <text:p text:style-name="P1"/>
      <text:p text:style-name="P1"/>
      <text:p text:style-name="P7">Models</text:p>
      <text:p text:style-name="P1"/>
      <text:p text:style-name="P5">Choises:</text:p>
      <text:p text:style-name="P1">-BERT <text:span text:style-name="T1">24</text:span> <text:span text:style-name="T1">models:</text:span></text:p>
      <text:p text:style-name="P11">Choose small models because i have a laptop with limited resources. [1]</text:p>
      <text:p text:style-name="P2"/>
      <text:p text:style-name="P2">-<text:span text:style-name="T3">Fastai; typical for CF, text and image classification, segmentation.[2]</text:span></text:p>
      <text:p text:style-name="P2"/>
      <text:p text:style-name="P2"/>
      <text:p text:style-name="P2"/>
      <text:p text:style-name="P12">Bert:</text:p>
      <text:p text:style-name="P12">- Training is bidirectional instead of left to right ot right to left.</text:p>
      <text:p text:style-name="P12">- Uses transfer learning</text:p>
      <text:p text:style-name="P12"/>
      <text:p text:style-name="P2"/>
      <text:p text:style-name="P2"/>
      <text:p text:style-name="P9">References:</text:p>
      <text:p text:style-name="P9"/>
      <text:p text:style-name="P9">[1] <text:a xlink:type="simple" xlink:href="https://aisel.aisnet.org/amcis2020/it_project_mgmt/it_project_mgmt/8/" text:style-name="Internet_20_link" text:visited-style-name="Visited_20_Internet_20_Link"><text:span text:style-name="T3">https://aisel.aisnet.org/amcis2020/it_project_mgmt/it_project_mgmt/8/</text:span></text:a></text:p>
      <text:p text:style-name="P6"/>
      <text:p text:style-name="P2"><text:span text:style-name="T4">[2] </text:span><text:a xlink:type="simple" xlink:href="https://towardsdatascience.com/automating-project-management-with-deep-learning-bd5b851235eb" text:style-name="Internet_20_link" text:visited-style-name="Visited_20_Internet_20_Link"><text:span text:style-name="T4">https://towardsdatascience.com/automating-project-management-with-deep-learning-bd5b851235eb</text:span></text:a></text:p>
      <text:p text:style-name="P6"><text:s/></text:p>
      <text:p text:style-name="P4"/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3T12:23:13.922804661</meta:creation-date>
    <dc:date>2021-05-13T18:54:30.788430292</dc:date>
    <meta:editing-duration>PT1H23M27S</meta:editing-duration>
    <meta:editing-cycles>7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113" meta:character-count="846" meta:non-whitespace-character-count="745"/>
  </office:meta>
</office:document-meta>
</file>